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SimSun" svg:font-family="SimSun, 宋体"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loext:graphic-properties draw:fill="none"/>
      <style:paragraph-properties fo:margin-left="0cm" fo:margin-right="0cm" fo:line-height="100%" fo:text-align="start" style:justify-single-word="false" fo:orphans="0" fo:widows="0" fo:text-indent="1.249cm" style:auto-text-indent="false" fo:background-color="transparent" fo:keep-with-next="auto" style:snap-to-layout-grid="false"/>
      <style:text-properties fo:font-size="14pt" fo:language="uk" fo:country="UA" style:font-size-asian="14pt" style:font-size-complex="14pt"/>
    </style:style>
    <style:style style:name="P3" style:family="paragraph" style:parent-style-name="Standard">
      <loext:graphic-properties draw:fill="none"/>
      <style:paragraph-properties fo:margin-left="0cm" fo:margin-right="0cm" fo:line-height="100%" fo:text-align="start" style:justify-single-word="false" fo:orphans="0" fo:widows="0" fo:text-indent="1.249cm" style:auto-text-indent="false" fo:background-color="transparent" fo:keep-with-next="auto" style:snap-to-layout-grid="false"/>
    </style:style>
    <style:style style:name="P4" style:family="paragraph" style:parent-style-name="Standard">
      <loext:graphic-properties draw:fill="none"/>
      <style:paragraph-properties fo:margin-left="0cm" fo:margin-right="0cm" fo:line-height="100%" fo:text-align="justify" style:justify-single-word="false" fo:orphans="0" fo:widows="0" fo:text-indent="1.249cm" style:auto-text-indent="false" fo:background-color="transparent" fo:keep-with-next="auto" style:snap-to-layout-grid="false"/>
    </style:style>
    <style:style style:name="P5" style:family="paragraph" style:parent-style-name="Standard">
      <loext:graphic-properties draw:fill="none"/>
      <style:paragraph-properties fo:margin-left="0cm" fo:margin-right="0cm" fo:line-height="100%" fo:text-align="justify" style:justify-single-word="false" fo:orphans="0" fo:widows="0" fo:text-indent="1.249cm" style:auto-text-indent="false" fo:background-color="transparent" fo:keep-with-next="auto" style:snap-to-layout-grid="false"/>
      <style:text-properties officeooo:paragraph-rsid="00068bf2"/>
    </style:style>
    <style:style style:name="P6" style:family="paragraph" style:parent-style-name="Standard">
      <loext:graphic-properties draw:fill="none"/>
      <style:paragraph-properties fo:margin-left="0cm" fo:margin-right="-0.002cm" fo:line-height="100%" fo:text-align="start" style:justify-single-word="false" fo:orphans="0" fo:widows="0" fo:text-indent="0cm" style:auto-text-indent="false" fo:background-color="transparent" fo:keep-with-next="auto" style:snap-to-layout-grid="false"/>
      <style:text-properties fo:font-size="13pt" fo:language="uk" fo:country="UA" fo:font-style="italic" fo:font-weight="bold" officeooo:rsid="00068bf2" officeooo:paragraph-rsid="00068bf2" style:font-size-asian="13pt" style:font-style-asian="italic" style:font-weight-asian="bold" style:font-size-complex="13pt"/>
    </style:style>
    <style:style style:name="P7" style:family="paragraph" style:parent-style-name="Standard">
      <loext:graphic-properties draw:fill="none"/>
      <style:paragraph-properties fo:margin-left="0cm" fo:margin-right="-0.002cm" fo:line-height="100%" fo:text-align="justify" style:justify-single-word="false" fo:orphans="0" fo:widows="0" fo:text-indent="0cm" style:auto-text-indent="false" fo:background-color="transparent" fo:keep-with-next="auto" style:snap-to-layout-grid="false">
        <style:tab-stops>
          <style:tab-stop style:position="1.752cm"/>
        </style:tab-stops>
      </style:paragraph-properties>
      <style:text-properties officeooo:rsid="00068bf2" officeooo:paragraph-rsid="000b85b1"/>
    </style:style>
    <style:style style:name="P8" style:family="paragraph" style:parent-style-name="Standard">
      <loext:graphic-properties draw:fill="none"/>
      <style:paragraph-properties fo:margin-left="0cm" fo:margin-right="-0.002cm" fo:line-height="100%" fo:text-align="justify" style:justify-single-word="false" fo:orphans="0" fo:widows="0" fo:text-indent="0cm" style:auto-text-indent="false" fo:background-color="transparent" fo:keep-with-next="auto" style:snap-to-layout-grid="false">
        <style:tab-stops>
          <style:tab-stop style:position="1.752cm"/>
        </style:tab-stops>
      </style:paragraph-properties>
    </style:style>
    <style:style style:name="P9" style:family="paragraph" style:parent-style-name="Standard">
      <loext:graphic-properties draw:fill="none"/>
      <style:paragraph-properties fo:margin-left="0cm" fo:margin-right="-0.002cm" fo:line-height="100%" fo:text-align="justify" style:justify-single-word="false" fo:orphans="0" fo:widows="0" fo:text-indent="0cm" style:auto-text-indent="false" fo:background-color="transparent" fo:keep-with-next="auto" style:snap-to-layout-grid="false">
        <style:tab-stops>
          <style:tab-stop style:position="1.752cm"/>
        </style:tab-stops>
      </style:paragraph-properties>
      <style:text-properties officeooo:paragraph-rsid="000b85b1"/>
    </style:style>
    <style:style style:name="P10" style:family="paragraph" style:parent-style-name="Standard">
      <loext:graphic-properties draw:fill="none"/>
      <style:paragraph-properties fo:margin-left="0cm" fo:margin-right="0cm" fo:line-height="100%" fo:text-align="justify" style:justify-single-word="false" fo:orphans="0" fo:text-indent="0cm" style:auto-text-indent="false" fo:background-color="transparent" fo:keep-with-next="auto" style:snap-to-layout-grid="false" style:writing-mode="lr-tb">
        <style:tab-stops>
          <style:tab-stop style:position="1.706cm"/>
        </style:tab-stops>
      </style:paragraph-properties>
      <style:text-properties officeooo:paragraph-rsid="0007aef7"/>
    </style:style>
    <style:style style:name="P11" style:family="paragraph" style:parent-style-name="Standard">
      <loext:graphic-properties draw:fill="none"/>
      <style:paragraph-properties fo:margin-left="0cm" fo:margin-right="0cm" fo:line-height="100%" fo:text-align="justify" style:justify-single-word="false" fo:orphans="0" fo:text-indent="0cm" style:auto-text-indent="false" fo:background-color="transparent" fo:keep-with-next="auto" style:snap-to-layout-grid="false" style:writing-mode="lr-tb">
        <style:tab-stops>
          <style:tab-stop style:position="1.706cm"/>
        </style:tab-stops>
      </style:paragraph-properties>
      <style:text-properties officeooo:paragraph-rsid="000b85b1"/>
    </style:style>
    <style:style style:name="P12" style:family="paragraph" style:parent-style-name="Standard">
      <loext:graphic-properties draw:fill="none"/>
      <style:paragraph-properties fo:margin-left="0cm" fo:margin-right="0cm" fo:line-height="100%" fo:text-align="justify" style:justify-single-word="false" fo:orphans="0" fo:text-indent="0cm" style:auto-text-indent="false" fo:background-color="transparent" fo:keep-with-next="auto" style:snap-to-layout-grid="false" style:writing-mode="lr-tb">
        <style:tab-stops>
          <style:tab-stop style:position="1.706cm"/>
        </style:tab-stops>
      </style:paragraph-properties>
      <style:text-properties fo:font-size="14pt" officeooo:paragraph-rsid="0007aef7" style:font-size-asian="14pt" style:font-size-complex="14pt"/>
    </style:style>
    <style:style style:name="P13" style:family="paragraph" style:parent-style-name="Standard">
      <loext:graphic-properties draw:fill="none"/>
      <style:paragraph-properties fo:margin-left="0cm" fo:margin-right="0cm" fo:line-height="100%" fo:text-align="justify" style:justify-single-word="false" fo:orphans="0" fo:text-indent="0cm" style:auto-text-indent="false" fo:background-color="transparent" fo:keep-with-next="auto" style:snap-to-layout-grid="false" style:writing-mode="lr-tb">
        <style:tab-stops>
          <style:tab-stop style:position="1.706cm"/>
        </style:tab-stops>
      </style:paragraph-properties>
      <style:text-properties fo:font-size="14pt" officeooo:paragraph-rsid="000c63f4" style:font-size-asian="14pt" style:font-size-complex="14pt"/>
    </style:style>
    <style:style style:name="P14" style:family="paragraph" style:parent-style-name="Standard">
      <loext:graphic-properties draw:fill="none"/>
      <style:paragraph-properties fo:margin-left="0cm" fo:margin-right="0cm" fo:line-height="100%" fo:text-align="justify" style:justify-single-word="false" fo:orphans="0" fo:widows="0" fo:text-indent="0cm" style:auto-text-indent="false" fo:background-color="transparent" fo:keep-with-next="auto" style:snap-to-layout-grid="false" style:writing-mode="lr-tb">
        <style:tab-stops>
          <style:tab-stop style:position="1.706cm"/>
        </style:tab-stops>
      </style:paragraph-properties>
      <style:text-properties fo:font-size="14pt" fo:language="uk" fo:country="UA" officeooo:paragraph-rsid="00068bf2" style:font-size-asian="14pt" style:font-size-complex="14pt"/>
    </style:style>
    <style:style style:name="P15" style:family="paragraph" style:parent-style-name="Standard">
      <loext:graphic-properties draw:fill="none"/>
      <style:paragraph-properties fo:margin-left="0cm" fo:margin-right="0cm" fo:line-height="100%" fo:text-align="justify" style:justify-single-word="false" fo:orphans="0" fo:text-indent="0cm" style:auto-text-indent="false" fo:background-color="transparent" fo:keep-with-next="auto" style:snap-to-layout-grid="false" style:writing-mode="lr-tb">
        <style:tab-stops>
          <style:tab-stop style:position="1.706cm"/>
        </style:tab-stops>
      </style:paragraph-properties>
      <style:text-properties fo:color="#000000" fo:font-size="14pt" fo:language="uk" fo:country="UA" style:text-underline-style="none" fo:font-weight="normal" officeooo:rsid="00068bf2" officeooo:paragraph-rsid="0007aef7" fo:background-color="#ffffff" style:font-size-asian="14pt" style:font-weight-asian="normal" style:font-size-complex="14pt" style:font-weight-complex="normal"/>
    </style:style>
    <style:style style:name="P16" style:family="paragraph" style:parent-style-name="Standard" style:master-page-name="">
      <loext:graphic-properties draw:fill="none"/>
      <style:paragraph-properties fo:margin-left="0cm" fo:margin-right="0cm" fo:line-height="100%" fo:text-align="justify" style:justify-single-word="false" fo:orphans="0" fo:widows="0" fo:text-indent="0cm" style:auto-text-indent="false" style:page-number="auto" fo:background-color="transparent" fo:keep-with-next="auto" style:snap-to-layout-grid="false" style:writing-mode="lr-tb">
        <style:tab-stops>
          <style:tab-stop style:position="1.706cm"/>
        </style:tab-stops>
      </style:paragraph-properties>
      <style:text-properties officeooo:paragraph-rsid="000b85b1"/>
    </style:style>
    <style:style style:name="P17" style:family="paragraph" style:parent-style-name="Standard" style:master-page-name="">
      <loext:graphic-properties draw:fill="none"/>
      <style:paragraph-properties fo:line-height="100%" fo:text-align="start" style:justify-single-word="false" fo:orphans="0" fo:widows="0" style:page-number="auto" fo:background-color="transparent" fo:keep-with-next="auto" style:snap-to-layout-grid="false"/>
      <style:text-properties fo:font-size="16pt" fo:language="uk" fo:country="UA" fo:font-weight="bold" style:font-size-asian="16pt" style:font-weight-asian="bold" style:font-size-complex="16pt"/>
    </style:style>
    <style:style style:name="P18" style:family="paragraph" style:parent-style-name="Standard">
      <loext:graphic-properties draw:fill="none"/>
      <style:paragraph-properties fo:line-height="100%" fo:text-align="center" style:justify-single-word="false" fo:orphans="0" fo:widows="0" fo:background-color="transparent" fo:keep-with-next="auto" style:snap-to-layout-grid="false"/>
      <style:text-properties fo:font-size="16pt" fo:language="uk" fo:country="UA" fo:font-weight="bold" style:font-size-asian="16pt" style:font-weight-asian="bold" style:font-size-complex="16pt"/>
    </style:style>
    <style:style style:name="P19" style:family="paragraph" style:parent-style-name="Standard">
      <loext:graphic-properties draw:fill="none"/>
      <style:paragraph-properties fo:line-height="100%" fo:text-align="start" style:justify-single-word="false" fo:orphans="0" fo:widows="0" fo:background-color="transparent" fo:keep-with-next="auto" style:snap-to-layout-grid="false"/>
      <style:text-properties fo:font-size="14pt" fo:language="uk" fo:country="UA" fo:font-weight="bold" style:font-size-asian="14pt" style:font-weight-asian="bold" style:font-size-complex="14pt"/>
    </style:style>
    <style:style style:name="P20" style:family="paragraph" style:parent-style-name="Standard">
      <loext:graphic-properties draw:fill="none"/>
      <style:paragraph-properties fo:line-height="100%" fo:text-align="center" style:justify-single-word="false" fo:orphans="0" fo:widows="0" fo:background-color="transparent" fo:keep-with-next="auto" style:snap-to-layout-grid="false"/>
      <style:text-properties fo:font-size="14pt" fo:language="uk" fo:country="UA" fo:font-weight="bold" style:font-size-asian="14pt" style:font-weight-asian="bold" style:font-size-complex="14pt"/>
    </style:style>
    <style:style style:name="P21" style:family="paragraph" style:parent-style-name="Standard">
      <loext:graphic-properties draw:fill="none"/>
      <style:paragraph-properties fo:line-height="100%" fo:text-align="justify" style:justify-single-word="false" fo:orphans="0" fo:widows="0" fo:background-color="transparent" fo:keep-with-next="auto" style:snap-to-layout-grid="false"/>
      <style:text-properties fo:font-size="14pt" fo:language="uk" fo:country="UA" fo:font-weight="bold" style:font-size-asian="14pt" style:font-weight-asian="bold" style:font-size-complex="14pt"/>
    </style:style>
    <style:style style:name="P22" style:family="paragraph" style:parent-style-name="Standard">
      <loext:graphic-properties draw:fill="none"/>
      <style:paragraph-properties fo:line-height="100%" fo:text-align="center" style:justify-single-word="false" fo:orphans="0" fo:widows="0" fo:background-color="transparent" fo:keep-with-next="auto" style:snap-to-layout-grid="false"/>
      <style:text-properties fo:font-size="14pt" fo:language="uk" fo:country="UA" fo:font-weight="bold" style:font-size-asian="14pt" style:language-asian="uk" style:country-asian="UA" style:font-weight-asian="bold" style:font-size-complex="14pt"/>
    </style:style>
    <style:style style:name="P23" style:family="paragraph" style:parent-style-name="Standard">
      <loext:graphic-properties draw:fill="none"/>
      <style:paragraph-properties fo:line-height="100%" fo:text-align="justify" style:justify-single-word="false" fo:orphans="0" fo:widows="0" fo:background-color="transparent" fo:keep-with-next="auto" style:snap-to-layout-grid="false"/>
      <style:text-properties fo:font-size="14pt" fo:language="uk" fo:country="UA" fo:font-weight="bold" style:font-name-asian="Times New Roman" style:font-size-asian="14pt" style:font-weight-asian="bold" style:font-size-complex="14pt"/>
    </style:style>
    <style:style style:name="P24" style:family="paragraph" style:parent-style-name="Standard">
      <loext:graphic-properties draw:fill="none"/>
      <style:paragraph-properties fo:line-height="100%" fo:text-align="center" style:justify-single-word="false" fo:orphans="0" fo:widows="0" fo:background-color="transparent" fo:keep-with-next="auto" style:snap-to-layout-grid="false"/>
    </style:style>
    <style:style style:name="P25" style:family="paragraph" style:parent-style-name="Standard">
      <loext:graphic-properties draw:fill="none"/>
      <style:paragraph-properties fo:line-height="100%" fo:text-align="justify" style:justify-single-word="false" fo:orphans="0" fo:widows="0" fo:background-color="transparent" fo:keep-with-next="auto" style:snap-to-layout-grid="false"/>
    </style:style>
    <style:style style:name="P26" style:family="paragraph" style:parent-style-name="Text_20_body">
      <loext:graphic-properties draw:fill="none"/>
      <style:paragraph-properties fo:margin-left="0cm" fo:margin-right="-0.143cm" fo:margin-top="0cm" fo:margin-bottom="0cm" loext:contextual-spacing="false" fo:line-height="100%" fo:text-align="justify" style:justify-single-word="false" fo:orphans="0" fo:widows="0" fo:text-indent="0cm" style:auto-text-indent="false" fo:background-color="transparent" fo:keep-with-next="auto" style:snap-to-layout-grid="false"/>
      <style:text-properties fo:font-style="italic" fo:font-weight="normal" officeooo:rsid="00068bf2" officeooo:paragraph-rsid="00068bf2" style:font-style-asian="italic" style:font-weight-asian="normal" style:font-style-complex="italic" style:font-weight-complex="normal"/>
    </style:style>
    <style:style style:name="T1" style:family="text">
      <style:text-properties fo:font-size="14pt" fo:language="uk" fo:country="UA" fo:font-weight="bold" style:font-size-asian="14pt" style:font-weight-asian="bold" style:font-size-complex="14pt"/>
    </style:style>
    <style:style style:name="T2" style:family="text">
      <style:text-properties fo:font-size="14pt" fo:language="uk" fo:country="UA" fo:font-weight="bold" officeooo:rsid="00068bf2" style:font-size-asian="14pt" style:font-weight-asian="bold" style:font-size-complex="14pt"/>
    </style:style>
    <style:style style:name="T3" style:family="text">
      <style:text-properties fo:font-size="14pt" fo:language="uk" fo:country="UA" fo:font-weight="bold" style:font-size-asian="14pt" style:language-asian="uk" style:country-asian="UA" style:font-weight-asian="bold" style:font-size-complex="14pt"/>
    </style:style>
    <style:style style:name="T4" style:family="text">
      <style:text-properties fo:font-size="14pt" fo:language="uk" fo:country="UA" fo:font-weight="bold" fo:background-color="#ffffff" loext:char-shading-value="0" style:font-size-asian="14pt" style:font-weight-asian="bold" style:font-size-complex="14pt" style:font-weight-complex="bold"/>
    </style:style>
    <style:style style:name="T5" style:family="text">
      <style:text-properties fo:font-size="14pt" fo:language="uk" fo:country="UA" style:font-size-asian="14pt" style:font-size-complex="14pt"/>
    </style:style>
    <style:style style:name="T6" style:family="text">
      <style:text-properties fo:font-size="14pt" fo:language="uk" fo:country="UA" officeooo:rsid="00068bf2" style:font-size-asian="14pt" style:font-size-complex="14pt"/>
    </style:style>
    <style:style style:name="T7" style:family="text">
      <style:text-properties fo:font-size="14pt" fo:language="uk" fo:country="UA" fo:background-color="#ffffff" loext:char-shading-value="0" style:font-size-asian="14pt" style:font-size-complex="14pt"/>
    </style:style>
    <style:style style:name="T8" style:family="text">
      <style:text-properties fo:font-size="14pt" fo:language="uk" fo:country="UA" officeooo:rsid="00068bf2" fo:background-color="#ffffff" loext:char-shading-value="0" style:font-size-asian="14pt" style:font-size-complex="14pt"/>
    </style:style>
    <style:style style:name="T9" style:family="text">
      <style:text-properties fo:font-size="14pt" fo:language="uk" fo:country="UA" officeooo:rsid="00099f5a" fo:background-color="#ffffff" loext:char-shading-value="0" style:font-size-asian="14pt" style:font-size-complex="14pt"/>
    </style:style>
    <style:style style:name="T10" style:family="text">
      <style:text-properties fo:font-size="14pt" style:font-size-asian="14pt" style:font-size-complex="14pt"/>
    </style:style>
    <style:style style:name="T11" style:family="text">
      <style:text-properties fo:font-size="14pt" fo:language="ru" fo:country="RU" fo:font-weight="bold" style:font-size-asian="14pt" style:font-weight-asian="bold" style:font-size-complex="14pt"/>
    </style:style>
    <style:style style:name="T12" style:family="text">
      <style:text-properties fo:font-size="14pt" fo:font-weight="bold" style:font-size-asian="14pt" style:font-weight-asian="bold" style:font-size-complex="14pt"/>
    </style:style>
    <style:style style:name="T13" style:family="text">
      <style:text-properties fo:font-size="14pt" fo:font-weight="bold" officeooo:rsid="000b85b1" style:font-size-asian="14pt" style:font-weight-asian="bold" style:font-size-complex="14pt"/>
    </style:style>
    <style:style style:name="T14" style:family="text">
      <style:text-properties fo:font-size="14pt" fo:language="en" fo:country="US" fo:font-weight="bold" style:font-size-asian="14pt" style:font-weight-asian="bold" style:font-size-complex="14pt"/>
    </style:style>
    <style:style style:name="T15" style:family="text">
      <style:text-properties style:font-name="Times New Roman" fo:font-size="14pt" fo:language="uk" fo:country="UA" fo:background-color="#ffffff" loext:char-shading-value="0" style:font-size-asian="14pt" style:font-name-complex="Times New Roman" style:font-size-complex="14pt"/>
    </style:style>
    <style:style style:name="T16" style:family="text">
      <style:text-properties style:font-name="Times New Roman" fo:font-size="14pt" fo:language="uk" fo:country="UA" fo:font-style="normal" fo:background-color="#ffffff" loext:char-shading-value="0" style:font-size-asian="14pt" style:font-style-asian="normal" style:font-name-complex="Times New Roman" style:font-size-complex="14pt" style:font-style-complex="normal"/>
    </style:style>
    <style:style style:name="T17" style:family="text">
      <style:text-properties fo:font-weight="bold" style:font-weight-asian="bold"/>
    </style:style>
    <style:style style:name="T18" style:family="text">
      <style:text-properties style:font-name-asian="Times New Roman"/>
    </style:style>
    <style:style style:name="T19" style:family="text">
      <style:text-properties fo:color="#00000a" style:font-name="Times New Roman" fo:font-size="14pt" fo:language="uk" fo:country="UA" officeooo:rsid="00099f5a" fo:background-color="#ffffff" loext:char-shading-value="0" style:font-size-asian="14pt" style:language-asian="ru" style:country-asian="RU" style:font-size-complex="14pt"/>
    </style:style>
    <style:style style:name="T20" style:family="text">
      <style:text-properties officeooo:rsid="000b85b1"/>
    </style:style>
    <style:style style:name="T21" style:family="text">
      <style:text-properties officeooo:rsid="000c63f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
      <text:p text:style-name="P18">ЛАНОВЕЦЬКА МІСЬКА РАДА</text:p>
      <text:p text:style-name="P20"/>
      <text:p text:style-name="P24"><text:span text:style-name="T1">ПРОТОКОЛ № </text:span><text:span text:style-name="T2">03</text:span></text:p>
      <text:p text:style-name="P24"><text:span text:style-name="T1">Засідання комісії </text:span><text:span text:style-name="T3">з відбору проектів громадського бюджету</text:span></text:p>
      <text:p text:style-name="P22">об’єднаної територіальної громади Лановецької міської ради</text:p>
      <text:p text:style-name="P24"><text:span text:style-name="T1">від </text:span><text:span text:style-name="T2">19 березня</text:span><text:span text:style-name="T1"> 2019 року</text:span></text:p>
      <text:p text:style-name="P19"/>
      <text:p text:style-name="P19"/>
      <text:p text:style-name="P2">Чисельний склад комісії 15 осіб:</text:p>
      <text:p text:style-name="P3"><text:span text:style-name="T1">Голова</text:span><text:span text:style-name="T5"> – Казновецький Роман Володимирович.</text:span></text:p>
      <text:p text:style-name="P3"><text:span text:style-name="T1">Заступник голови – </text:span><text:span text:style-name="T5">Задерей Руслан Володимирович.</text:span></text:p>
      <text:p text:style-name="P3"><text:span text:style-name="T1">Секретар – </text:span><text:span text:style-name="T5">Друзюк Віталія Вікторівна.</text:span></text:p>
      <text:p text:style-name="P4"><text:span text:style-name="T1">Члени </text:span><text:span text:style-name="T5">– Хом’як Вікторія Вікторівна, Салецька Неля Володимирівна, Ходанович Оксана Іванівна, Щеглов Вадим Григорович, Смолій Олександр Петрович, Собчук Валерій Ярославович, Жмака Оксана Олександрівна, Пасєка Олена Ігорівна, Семенова Альбіна Павлівна, Білик Мар’яна Романівна, Горобець Анастасія Юріївна, Козира Софія Володимирівна.</text:span></text:p>
      <text:p text:style-name="P5"><text:span text:style-name="T1">Присутні </text:span><text:span text:style-name="T5"><text:s/>– Задерей Руслан Володимирович, Хом’як Вікторія Вікторівна, Друзюк Віталія Вікторівна, Салецька Неля Володимирівна, Ходанович Оксана Іванівна, Смолій Олександр Петрович, Пасєка Олена Ігорівна, Козира Софія Володимирівна, Семенова Альбіна Павлівн</text:span><text:span text:style-name="T6">а, <text:s/>Щеглов Вадим Григорович, <text:s/>Жмака Оксана Олександрівна.</text:span></text:p>
      <text:p text:style-name="P5"><text:span text:style-name="T1">Відсутні</text:span><text:span text:style-name="T5"> <text:s/>– Казновецький Роман Володимирович, Білик Мар’яна Романівна, Собчук Валерій Ярославович, Горобець Анастасія Юріївна, Семенова Альбіна Павлівна (листок реєстрації додається).</text:span></text:p>
      <text:p text:style-name="P4"><text:span text:style-name="T1">В роботі комісії взяли участь:</text:span><text:span text:style-name="T5"> Рудніцький Анатолій Віталійович – інженер-програміст відділу організаційно-виконавчої роботи міської ради.</text:span></text:p>
      <text:p text:style-name="P19"/>
      <text:p text:style-name="P20">ПОРЯДОК ДЕННИЙ</text:p>
      <text:p text:style-name="P19"/>
      <text:p text:style-name="P6">1. Визначення рейтингу проектів громадського бюджету за результатами голосування.</text:p>
      <text:p text:style-name="P26"><text:span text:style-name="T15">Інформує: </text:span><text:span text:style-name="T16">перший заступник міського голови з питань діяльності виконавчих органів Задерей Р.В.</text:span></text:p>
      <text:p text:style-name="P19"/>
      <text:p text:style-name="P19">1. СЛУХАЛИ:</text:p>
      <text:p text:style-name="P7"><text:span text:style-name="T4">Задерей Р.В.</text:span><text:span text:style-name="T7"> оголосив потенційний рейтинг проектів за результатами голосування та запропонував рекомендувати до фінансування два «великих» проекти та шість «малих» проектів.</text:span></text:p>
      <text:p text:style-name="P8"><text:span text:style-name="T2">Задерей </text:span><text:span text:style-name="T1">Р.В.</text:span><text:span text:style-name="T5"> виставив на голосування </text:span><text:span text:style-name="T6">рейтинг проектів переможців.</text:span></text:p>
      <text:p text:style-name="P25"><text:span text:style-name="T5">Голосували: «за» - 1</text:span><text:span text:style-name="T6">0</text:span><text:span text:style-name="T5">, «проти» -0, «утрималися» - 0.</text:span></text:p>
      <text:p text:style-name="P21">ВИРІШИЛИ:</text:p>
      <text:p text:style-name="P9"><text:span text:style-name="T8">рекомендувати </text:span><text:span text:style-name="T9">постійній комісії міської ради </text:span><text:span text:style-name="T19"><text:s/>питань планування, фінансів, бюджету та соціально-економічного розвитку, <text:s/>житлово-комунального господарства та комунальної власності, промисловості, підприємництва, </text:span><text:soft-page-break/><text:span text:style-name="T19">транспорту, залучення інвестицій, зв’язку та сфери послуг здійснити розподіл обсягів фінансування проектів-переможців — </text:span><text:span text:style-name="T8">два «великих» проекти та шість «малих» проектів, а саме:</text:span></text:p>
      <text:p text:style-name="P16"><text:span text:style-name="ng-binding"><text:span text:style-name="T11">1.(№5) </text:span></text:span><text:span text:style-name="ng-binding"><text:span text:style-name="T12">Зробимо актову залу комфортною для дітей в Лановецькій загальноосвітній школі І-ІІІ ступенів №</text:span></text:span><text:span text:style-name="ng-binding"><text:span text:style-name="T13">1.</text:span></text:span></text:p>
      <text:p text:style-name="P10"><text:span text:style-name="ng-binding"><text:span text:style-name="T10">Бюджет: </text:span></text:span></text:p>
      <text:p text:style-name="P12">1) Крісла вартістю 52170 грн. (111 по 470 грн.) </text:p>
      <text:p text:style-name="P12">2) З’єднання до крісел вартістю 3680 грн. (32 по 115 грн.) </text:p>
      <text:p text:style-name="P12">3) Монтажні роботи (власними силами) вартістю 0 грн. (0 по 0 грн.) </text:p>
      <text:p text:style-name="P12">Загальна вартість: <text:span text:style-name="T17">55850 грн.</text:span> </text:p>
      <text:p text:style-name="P11"><text:span text:style-name="ng-binding"><text:span text:style-name="T11">2.(№11) </text:span></text:span><text:span text:style-name="ng-binding"><text:span text:style-name="T12">Цікавий простір школи в Лановецькій загальноосвітній школі І-ІІІ ступенів №</text:span></text:span><text:span text:style-name="ng-binding"><text:span text:style-name="T13">1.</text:span></text:span></text:p>
      <text:p text:style-name="P10"><text:span text:style-name="ng-binding"><text:span text:style-name="T10">Бюджет: </text:span></text:span></text:p>
      <text:p text:style-name="P12">1) Шафи вартістю 12120 грн. (1 по 12120 грн.) </text:p>
      <text:p text:style-name="P12">2) Телевізор вартістю 7900 грн. (1 по 7900 грн.) </text:p>
      <text:p text:style-name="P12">3) Диван вартістю 49680 грн. (10 по 4968 грн.) </text:p>
      <text:p text:style-name="P12">4) Диван вартістю 13440 грн. (4 по 3360 грн.) </text:p>
      <text:p text:style-name="P12">5) Набір пуфів «Ромашка» вартістю 12620 грн. (2 по 6310 грн.) </text:p>
      <text:p text:style-name="P12">6) Набір пуфів «Ромб» вартістю 6840 грн. (2 по 3420 грн.) </text:p>
      <text:p text:style-name="P12">7) Дитячі пуфи «М’ячі» в асортименті вартістю 7000 грн. (20 по 350 грн.) </text:p>
      <text:p text:style-name="P12">8) Лавка двостороння вартістю 12960 грн. (20 по 648 грн.) </text:p>
      <text:p text:style-name="P12">9) Комплект з 5 – и столів «Квітка» вартістю 9000 грн. (3 по 3000 грн.) </text:p>
      <text:p text:style-name="P12">10) Мат спортивний татам ( 1м.х1м.) вартістю 16400 грн. (40 по 410 грн.) </text:p>
      <text:p text:style-name="P12">11) Н<text:span text:style-name="T20">а</text:span>стільні ігри в асортименті вартістю 20000 грн. (40 по 500 грн.) </text:p>
      <text:p text:style-name="P12">12) Монтажні роботи вартістю 2000 грн. (1 по 2000 грн.) </text:p>
      <text:p text:style-name="P12">Загальна вартість: <text:span text:style-name="T17">169960 грн.</text:span> </text:p>
      <text:p text:style-name="P10"><text:span text:style-name="ng-binding"><text:span text:style-name="T12">3.(№6) «Smart School: навчаємось по-сучасному» в Лановецькій загальноосвітній школі І-ІІІ ступенів №2.</text:span></text:span></text:p>
      <text:p text:style-name="P10"><text:span text:style-name="ng-binding"><text:span text:style-name="T10">Бюджет: </text:span></text:span></text:p>
      <text:p text:style-name="P12">1) Інтерактивна дошка Smart Board має необхідні кріплення та розмір 166х112 см., стійка до подряпин чи вм’ятин і оптимізована для проекції зображень на діагональ 77 дюймів (195.6 см) зі співвідношенням сторін 4:3. Ноутбук з процесором Intel, оперативна пам’ять 4Гб DDR4 та вінчестер на 500Гб або SSD 128Гб. Короткофокусний мультимедійний проектор ViewSonic з кріпленням.<text:span text:style-name="T21"> </text:span>Акустична система вбудована. Кабель HDMI -10 м. (4 по 42500 грн.) </text:p>
      <text:p text:style-name="P12">Загальна вартість: <text:span text:style-name="T17">170000 грн.</text:span> </text:p>
      <text:p text:style-name="P10"><text:span text:style-name="ng-binding"><text:span text:style-name="T14">4.</text:span></text:span><text:span text:style-name="ng-binding"><text:span text:style-name="T12">(№7) «Clever Children: розумні учні - майбутнє країни» в Лановецькій загальноосвітній школі І-ІІІ ступенів №2</text:span></text:span></text:p>
      <text:p text:style-name="P10"><text:span text:style-name="ng-binding"><text:span text:style-name="T10">Бюджет: </text:span></text:span></text:p>
      <text:p text:style-name="P13">1) Інтерактивна дошка Smart Board має необхідні кріплення та розмір 166х112 см., стійка до подряпин чи вм’ятин і оптимізована для проекції зображень на діагональ 77 дюймів (195.6 см) зі співвідношенням сторін 4:3. Ноутбук з процесором Intel, оперативна пам’ять 4Гб DDR4 та вінчестер на 500Гб або SSD 128Гб. Короткофокусний мультимедійний проектор ViewSonic з кріпленням.<text:span text:style-name="T21"> </text:span>Акустична система вбудована. Кабель HDMI -10 м. <text:s/>вартістю 42500 грн. (1 по 42500 грн.) </text:p>
      <text:p text:style-name="P12">2) Ноутбук з процесором Intel, оперативна пам’ять 4Гб DDR4 та вінчестер на <text:soft-page-break/>500Гб або SSD 128Гб. Матриця дисплею 15″ дозволяє з комфортом вчителю готувати матеріали для занять. <text:span text:style-name="T20">Ноутбук</text:span> вартістю 13500 грн. (1 по 13500 грн.) </text:p>
      <text:p text:style-name="P12">Загальна вартість: <text:span text:style-name="T17">56000 грн.</text:span> </text:p>
      <text:p text:style-name="P10"><text:span text:style-name="ng-binding"><text:span text:style-name="T11">5.(№3) </text:span></text:span><text:span text:style-name="ng-binding"><text:span text:style-name="T12">Створення нового освітнього середовища за реформою НУШ в Краснолуцькій філії Лановецької загальноосвітньої школи І-ІІІ ст. №2.</text:span></text:span></text:p>
      <text:p text:style-name="P10"><text:span text:style-name="ng-binding"><text:span text:style-name="T10">Бюджет: </text:span></text:span></text:p>
      <text:p text:style-name="P12">1) Шафа книжкова відкрита вартістю 4200 грн. (4 по 1050 грн.) </text:p>
      <text:p text:style-name="P12">2) Шафа книжкова напівзакрита 2-дверна вартістю 9100 грн. (7 по 1300 грн.) </text:p>
      <text:p text:style-name="P12">3) Шафа книжкова напівзакрита 4-дверна вартістю 13230 грн. (9 по 1470 грн.) </text:p>
      <text:p text:style-name="P12">4) Столи вартістю 5040 грн. (3 по 1680 грн.) </text:p>
      <text:p text:style-name="P12">5) Полиці вартістю 3420 грн. (6 по 570 грн.) </text:p>
      <text:p text:style-name="P12">6) Проектор, екран вартістю 15600 грн. (1 по 15600 грн.) </text:p>
      <text:p text:style-name="P12">7) Монітор вартістю 5000 грн. (1 по 5000 грн.) </text:p>
      <text:p text:style-name="P12">8) Кріплення вартістю 410 грн. (1 по 410 грн.) </text:p>
      <text:p text:style-name="P12">Загальна вартість: <text:span text:style-name="T17">56000 грн.</text:span> </text:p>
      <text:p text:style-name="P10"><text:span text:style-name="ng-binding"><text:span text:style-name="T12">6.(№15) Встановлення мультимедійного інтерактивного комплексу у Якимівській філії Лановецької загальноосвітньої школи І-ІІІ ступенів №2</text:span></text:span></text:p>
      <text:p text:style-name="P10"><text:span text:style-name="ng-binding"><text:span text:style-name="T10">Бюджет: </text:span></text:span></text:p>
      <text:p text:style-name="P12">1) Інтерактивна дошка NewLine Truboard R3-800 вартістю 20300 грн. (1 по 20300 грн.) </text:p>
      <text:p text:style-name="P12">2) Короткофокусний проектор вартістю 15950 грн. (1 по 15950 грн.) </text:p>
      <text:p text:style-name="P12">3) Настінне кріплення KSL CMPR-3 вартістю 1430 грн. (1 по 1430 грн.) </text:p>
      <text:p text:style-name="P12">4) Ноутбук Acer Aspire 5 A515-51G (NX.GWJEU.003) Steel Gray вартістю 17999 грн. (1 по 17999 грн.) </text:p>
      <text:p text:style-name="P12">Загальна вартість: <text:span text:style-name="T17">55679 грн.</text:span> </text:p>
      <text:p text:style-name="P10"><text:span text:style-name="ng-binding"><text:span text:style-name="T14">7.</text:span></text:span><text:span text:style-name="ng-binding"><text:span text:style-name="T12">(№13) Мультимедійні комплекси для Юськовецької ЗОШ І-ІІІ ст. с. Юськівці</text:span></text:span></text:p>
      <text:p text:style-name="P10"><text:span text:style-name="ng-binding"><text:span text:style-name="T10">Бюджет: </text:span></text:span></text:p>
      <text:p text:style-name="P12">1) Закупівля інтерактивної дошки Newline Truborard R3-800 вартістю 39500 грн. (2 по 19750,00 грн.) </text:p>
      <text:p text:style-name="P12">2) Закупівля кріплення для інтерактивної дошки вартістю 2900 грн. (2 по 1450,00 грн.) </text:p>
      <text:p text:style-name="P12">3) Закупівля проектора NEC V300W (за кошти проекту - 13600 грн, залучені кошти - 28600 грн.) вартістю 13600 грн. (1 по 13600 грн.) </text:p>
      <text:p text:style-name="P12">4) вартістю 0 грн. (0 по 0 грн.) </text:p>
      <text:p text:style-name="P10"><text:span text:style-name="T10">Загальна вартість: </text:span><text:span text:style-name="T12">56000 грн.</text:span><text:span text:style-name="T10"> </text:span></text:p>
      <text:p text:style-name="P10"><text:span text:style-name="ng-binding"><text:span text:style-name="T11">8.(№18) </text:span></text:span><text:span text:style-name="ng-binding"><text:span text:style-name="T12">Інтерактивний мультимедійний комплекс для освітнього простору Загірцівської ЗОШ І-ІІ ст.</text:span></text:span></text:p>
      <text:p text:style-name="P10"><text:span text:style-name="ng-binding"><text:span text:style-name="T10">Бюджет: </text:span></text:span></text:p>
      <text:p text:style-name="P12">1) Інтерактивний модуль CamTouch вартістю 13000 грн. (1 по 13000 грн.) </text:p>
      <text:p text:style-name="P12">2) Ноутбук НР вартістю 10000 грн. (1 по 10000 грн.) </text:p>
      <text:p text:style-name="P12">3) Проектор Epson вартістю 10300 грн. (1 по 10300 грн.) </text:p>
      <text:p text:style-name="P12">4) Екран до проектора мобільний з підставкою Lumi (200*150) вартістю 2200 грн. (1 по 2200 грн.) </text:p>
      <text:p text:style-name="P12">5) Портативний міні-проектор Unice P1 вартістю 8400 грн. (2 по 4200 грн.) </text:p>
      <text:p text:style-name="P12">6) Акустична система SVEN вартістю 800 грн. (2 по 400 грн.) </text:p>
      <text:p text:style-name="P12"><text:soft-page-break/>7) Мультимедійна акустична система Clarity Max вартістю 8000 грн. (1 по 8000 грн.) </text:p>
      <text:p text:style-name="P12">8) Тюнер DVB-T2 з WiFi вартістю 700 грн. (1 по 700 грн.) </text:p>
      <text:p text:style-name="P12">9) Кронштейн до телевізора KSL вартістю 400 грн. (1 по 400 грн.) </text:p>
      <text:p text:style-name="P12">10) Трибуна для виступів вартістю 1000 грн. (1 по 1000 грн.) </text:p>
      <text:p text:style-name="P12">11) Мережевий фільтр вартістю 390 грн. (2 по 195 грн.) </text:p>
      <text:p text:style-name="P12">12) Додаткові витратні матеріали (кабелі, з’єднувачі тощо). вартістю 400 грн. (1 по 400 грн.) </text:p>
      <text:p text:style-name="P12">13) Встановлення і підключення обладнання вартістю 400 грн. (1 по 400 грн.) </text:p>
      <text:p text:style-name="P12">Загальна вартість: <text:span text:style-name="T17">55990 грн.</text:span> </text:p>
      <text:p text:style-name="P15"/>
      <text:p text:style-name="P14"/>
      <text:p text:style-name="P25"><text:span text:style-name="T2">Заступник г</text:span><text:span text:style-name="T1">олов</text:span><text:span text:style-name="T2">и</text:span><text:span text:style-name="T1"> комісії <text:s text:c="58"/></text:span><text:span text:style-name="T2">Руслан ЗАДЕРЕЙ</text:span><text:span text:style-name="T1"> </text:span></text:p>
      <text:p text:style-name="P23"><text:s/></text:p>
      <text:p text:style-name="P21"><text:span text:style-name="T18">Протокол вела: Віталія Друзюк</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SimSun" svg:font-family="SimSun, 宋体"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uk" fo:country="U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uk" fo:country="UA"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ru" fo:country="RU" style:font-name-asian="Calibri" style:font-family-asian="Calibri" style:font-family-generic-asian="swiss"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orphans="0" fo:widows="0" fo:hyphenation-ladder-count="no-limit"/>
      <style:text-properties style:font-name="Liberation Serif" fo:font-family="'Liberation Serif'" style:font-family-generic="roman" style:font-pitch="variable" fo:language="none" fo:country="none" style:letter-kerning="true" style:font-name-asian="SimSun" style:font-family-asian="SimSun, 宋体" style:font-pitch-asian="variable" style:language-asian="zh" style:country-asian="CN" style:font-name-complex="Mangal" style:font-family-complex="Mangal" style:font-family-generic-complex="roman" style:font-pitch-complex="variable" style:language-complex="hi" style:country-complex="IN" fo:hyphenate="false" fo:hyphenation-remain-char-count="2" fo:hyphenation-push-char-count="2"/>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name-asian="Times New Roman" style:font-family-asian="'Times New Roman'" style:font-family-generic-asian="roman" style:font-pitch-asian="variabl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Text_20_body" style:default-outline-level="2" style:class="text">
      <style:paragraph-properties fo:margin-top="0.494cm" fo:margin-bottom="0.494cm" loext:contextual-spacing="false"/>
      <style:text-properties fo:font-size="18pt" fo:font-weight="bold" style:font-name-asian="Times New Roman" style:font-family-asian="'Times New Roman'" style:font-family-generic-asian="roman" style:font-pitch-asian="variable" style:font-size-asian="18pt" style:font-weight-asian="bold" style:font-size-complex="18pt" style:font-weight-complex="bold"/>
    </style:style>
    <style:style style:name="Обычный_20__28_веб_29_" style:display-name="Обычный (веб)" style:family="paragraph" style:parent-style-name="Standard">
      <style:paragraph-properties fo:margin-top="0.494cm" fo:margin-bottom="0.494cm" loext:contextual-spacing="false"/>
      <style:text-properties style:font-name-asian="Times New Roman" style:font-family-asian="'Times New Roman'" style:font-family-generic-asian="roman" style:font-pitch-asian="variable"/>
    </style:style>
    <style:style style:name="Стандартный_20_HTML" style:display-name="Стандартный HTML"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size-complex="10pt"/>
    </style:style>
    <style:style style:name="Text_20_body_20_indent" style:display-name="Text body indent" style:family="paragraph" style:parent-style-name="Standard" style:class="text">
      <style:paragraph-properties fo:margin-left="0.499cm" fo:margin-right="0cm" fo:margin-top="0cm" fo:margin-bottom="0.212cm" loext:contextual-spacing="false" fo:text-indent="0cm" style:auto-text-indent="false"/>
    </style:style>
    <style:style style:name="rvps2" style:family="paragraph" style:parent-style-name="Standard">
      <style:paragraph-properties fo:margin-top="0.494cm" fo:margin-bottom="0.494cm" loext:contextual-spacing="false"/>
      <style:text-properties fo:language="uk" fo:country="UA" style:font-name-asian="Times New Roman" style:font-family-asian="'Times New Roman'" style:font-family-generic-asian="roman" style:font-pitch-asian="variable"/>
    </style:style>
    <style:style style:name="No_20_Spacing" style:display-name="No Spacing" style:family="paragraph">
      <style:paragraph-properties fo:orphans="2" fo:widows="2"/>
      <style:text-properties style:use-window-font-color="true" style:font-name="Calibri" fo:font-family="Calibri" style:font-family-generic="swiss" style:font-pitch="variable" fo:font-size="11pt" fo:language="ru" fo:country="RU"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er" style:family="paragraph" style:parent-style-name="Standard" style:class="extra">
      <style:paragraph-properties>
        <style:tab-stops>
          <style:tab-stop style:position="8.5cm" style:type="center"/>
          <style:tab-stop style:position="17.002cm" style:type="right"/>
        </style:tab-stops>
      </style:paragraph-properties>
    </style:style>
    <style:style style:name="Footer" style:family="paragraph" style:parent-style-name="Standard" style:class="extra">
      <style:paragraph-properties>
        <style:tab-stops>
          <style:tab-stop style:position="8.5cm" style:type="center"/>
          <style:tab-stop style:position="17.002cm" style:type="right"/>
        </style:tab-stops>
      </style:paragraph-properties>
    </style:style>
    <style:style style:name="Текст_20_выноски" style:display-name="Текст выноски" style:family="paragraph" style:parent-style-name="Standard">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WW8Num1z0" style:family="text">
      <style:text-properties style:font-name="Times New Roman" fo:font-family="'Times New Roman'" style:font-family-generic="roman"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text">
      <style:text-properties fo:font-style="normal" fo:font-weight="bold" style:font-style-asian="normal" style:font-weight-asian="bold"/>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Times New Roman" fo:font-family="'Times New Roman'" style:font-family-generic="roman"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style:font-name="Times New Roman" fo:font-family="'Times New Roman'" style:font-family-generic="roman"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fo:color="#000000" style:font-name="Times New Roman" fo:font-family="'Times New Roman'" style:font-family-generic="roman"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Times New Roman" fo:font-family="'Times New Roman'" style:font-family-generic="roman"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Times New Roman" fo:font-family="'Times New Roman'" style:font-family-generic="roman"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font-name="Times New Roman" fo:font-family="'Times New Roman'" style:font-family-generic="roman"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style:font-name="Times New Roman" fo:font-family="'Times New Roman'" style:font-family-generic="roman"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0" style:family="text">
      <style:text-properties style:font-name="Times New Roman" fo:font-family="'Times New Roman'" style:font-family-generic="roman"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style:font-name="Times New Roman" fo:font-family="'Times New Roman'" style:font-family-generic="roman"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Times New Roman" fo:font-family="'Times New Roman'" style:font-family-generic="roman"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0" style:family="text">
      <style:text-properties fo:color="#000000"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8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3" style:family="text">
      <style:text-properties fo:color="#000000" style:font-name="Symbol" fo:font-family="Symbol" style:font-family-generic="roman" style:font-pitch="variable" style:font-charset="x-symbol" fo:font-size="14pt" style:font-size-asian="14pt" style:font-name-complex="Symbol" style:font-family-complex="Symbol" style:font-family-generic-complex="roman" style:font-pitch-complex="variable" style:font-charset-complex="x-symbol" style:font-size-complex="14pt"/>
    </style:style>
    <style:style style:name="WW8Num18z4" style:family="text">
      <style:text-properties fo:color="#0000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6"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7" style:family="text">
      <style:text-properties style:font-name="Courier New" fo:font-family="'Courier New'" style:font-family-generic="modern" style:font-name-complex="Courier New" style:font-family-complex="'Courier New'" style:font-family-generic-complex="modern"/>
    </style:style>
    <style:style style:name="WW8Num19z0" style:family="text">
      <style:text-properties style:font-name="Times New Roman" fo:font-family="'Times New Roman'" style:font-family-generic="roman"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0" style:family="text">
      <style:text-properties style:font-name="Times New Roman" fo:font-family="'Times New Roman'" style:font-family-generic="roman"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0" style:family="text">
      <style:text-properties fo:font-weight="bold" style:font-weight-asian="bold"/>
    </style:style>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Times New Roman" fo:font-family="'Times New Roman'" style:font-family-generic="roman"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Основной_20_шрифт_20_абзаца" style:display-name="Основной шрифт абзаца" style:family="text"/>
    <style:style style:name="Заголовок_20_2_20_Знак" style:display-name="Заголовок 2 Знак" style:family="text">
      <style:text-properties fo:font-size="18pt" fo:language="ru" fo:country="RU" fo:font-weight="bold" style:font-size-asian="18pt" style:font-weight-asian="bold" style:font-size-complex="18pt" style:language-complex="ar" style:country-complex="SA" style:font-weight-complex="bold"/>
    </style:style>
    <style:style style:name="Стандартный_20_HTML_20_Знак" style:display-name="Стандартный HTML Знак" style:family="text">
      <style:text-properties style:font-name="Courier New" fo:font-family="'Courier New'" style:font-family-generic="modern" style:font-name-complex="Courier New" style:font-family-complex="'Courier New'" style:font-family-generic-complex="modern"/>
    </style:style>
    <style:style style:name="Основной_20_текст_20_Знак" style:display-name="Основной текст Знак" style:family="text">
      <style:text-properties style:font-name="Liberation Serif" fo:font-family="'Liberation Serif'" style:font-family-generic="roman" style:font-pitch="variable" fo:font-size="12pt" fo:language="none" fo:country="none" style:letter-kerning="true" style:font-name-asian="SimSun" style:font-family-asian="SimSun, 宋体" style:font-pitch-asian="variable" style:font-size-asian="12pt" style:language-asian="zh" style:country-asian="CN" style:font-name-complex="Mangal" style:font-family-complex="Mangal" style:font-family-generic-complex="roman" style:font-pitch-complex="variable" style:font-size-complex="12pt" style:language-complex="hi" style:country-complex="IN"/>
    </style:style>
    <style:style style:name="Strong_20_Emphasis" style:display-name="Strong Emphasis" style:family="text">
      <style:text-properties fo:font-weight="bold" style:font-weight-asian="bold" style:font-weight-complex="bold"/>
    </style:style>
    <style:style style:name="Основной_20_текст_20_с_20_отступом_20_Знак" style:display-name="Основной текст с отступом Знак" style:family="text">
      <style:text-properties fo:font-size="12pt" fo:language="ru" fo:country="RU" style:font-name-asian="Calibri" style:font-family-asian="Calibri" style:font-family-generic-asian="swiss" style:font-pitch-asian="variable" style:font-size-asian="12pt" style:font-size-complex="12pt"/>
    </style:style>
    <style:style style:name="rvts23" style:family="text" style:parent-style-name="Основной_20_шрифт_20_абзаца"/>
    <style:style style:name="Обычный_20__28_веб_29__20_Знак" style:display-name="Обычный (веб) Знак" style:family="text">
      <style:text-properties fo:font-size="12pt" fo:language="ru" fo:country="RU" style:font-size-asian="12pt" style:font-size-complex="12pt"/>
    </style:style>
    <style:style style:name="Internet_20_link" style:display-name="Internet link" style:family="text">
      <style:text-properties fo:color="#0000ff" style:text-underline-style="solid" style:text-underline-width="auto" style:text-underline-color="font-color"/>
    </style:style>
    <style:style style:name="Верхний_20_колонтитул_20_Знак" style:display-name="Верхний колонтитул Знак" style:family="text">
      <style:text-properties fo:font-size="12pt" fo:language="ru" fo:country="RU" style:font-name-asian="Calibri" style:font-family-asian="Calibri" style:font-family-generic-asian="swiss" style:font-pitch-asian="variable" style:font-size-asian="12pt" style:font-size-complex="12pt"/>
    </style:style>
    <style:style style:name="Нижний_20_колонтитул_20_Знак" style:display-name="Нижний колонтитул Знак" style:family="text">
      <style:text-properties fo:font-size="12pt" fo:language="ru" fo:country="RU" style:font-name-asian="Calibri" style:font-family-asian="Calibri" style:font-family-generic-asian="swiss" style:font-pitch-asian="variable" style:font-size-asian="12pt" style:font-size-complex="12pt"/>
    </style:style>
    <style:style style:name="Текст_20_выноски_20_Знак" style:display-name="Текст выноски Знак" style:family="text">
      <style:text-properties style:font-name="Segoe UI" fo:font-family="'Segoe UI'" style:font-family-generic="swiss" style:font-pitch="variable" fo:font-size="9pt" style:font-name-asian="Calibri" style:font-family-asian="Calibri" style:font-family-generic-asian="swiss" style:font-pitch-asian="variable" style:font-size-asian="9pt" style:font-name-complex="Segoe UI" style:font-family-complex="'Segoe UI'" style:font-family-generic-complex="swiss" style:font-pitch-complex="variable" style:font-size-complex="9pt"/>
    </style:style>
    <style:style style:name="ng-binding" style:family="text" style:parent-style-name="Основной_20_шрифт_20_абзаца"/>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8Num1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text:start-value="9">
        <style:list-level-properties text:list-level-position-and-space-mode="label-alignment">
          <style:list-level-label-alignment text:label-followed-by="listtab" text:list-tab-stop-position="1.826cm" fo:text-indent="-1.191cm" fo:margin-left="1.826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8Num3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8Num5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8Num6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8Num7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8Num8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style:num-suffix="." style:num-format="1">
        <style:list-level-properties text:list-level-position-and-space-mode="label-alignment">
          <style:list-level-label-alignment text:label-followed-by="listtab" fo:text-indent="-0.794cm" fo:margin-left="0.794cm"/>
        </style:list-level-properties>
      </text:list-level-style-number>
      <text:list-level-style-number text:level="2" text:style-name="WW8Num9z0" style:num-suffix="."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text:style-name="WW8Num9z0"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9z0" style:num-suffix="."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text:style-name="WW8Num9z0"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WW8Num9z0" style:num-suffix="."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text:style-name="WW8Num9z0" style:num-suffix="." style:num-format="1" text:display-levels="7">
        <style:list-level-properties text:list-level-position-and-space-mode="label-alignment">
          <style:list-level-label-alignment text:label-followed-by="listtab" fo:text-indent="-3.175cm" fo:margin-left="3.175cm"/>
        </style:list-level-properties>
      </text:list-level-style-number>
      <text:list-level-style-number text:level="8" text:style-name="WW8Num9z0" style:num-suffix="."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text:style-name="WW8Num9z0" style:num-suffix="."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fo:text-indent="-0.635cm" fo:margin-left="0.885cm"/>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fo:text-indent="-0.635cm" fo:margin-left="2.29cm"/>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fo:text-indent="-0.318cm" fo:margin-left="3.56cm"/>
        </style:list-level-properties>
      </text:list-level-style-number>
      <text:list-level-style-number text:level="4" text:style-name="WW8Num10z3" style:num-suffix="." style:num-format="1">
        <style:list-level-properties text:list-level-position-and-space-mode="label-alignment">
          <style:list-level-label-alignment text:label-followed-by="listtab" fo:text-indent="-0.635cm" fo:margin-left="4.83cm"/>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fo:text-indent="-0.635cm" fo:margin-left="6.1cm"/>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fo:text-indent="-0.318cm" fo:margin-left="7.37cm"/>
        </style:list-level-properties>
      </text:list-level-style-number>
      <text:list-level-style-number text:level="7" text:style-name="WW8Num10z6" style:num-suffix="." style:num-format="1">
        <style:list-level-properties text:list-level-position-and-space-mode="label-alignment">
          <style:list-level-label-alignment text:label-followed-by="listtab" fo:text-indent="-0.635cm" fo:margin-left="8.64cm"/>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fo:text-indent="-0.635cm" fo:margin-left="9.91cm"/>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fo:text-indent="-0.318cm" fo:margin-left="11.1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8Num11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suffix="." style:num-format="1" text:start-value="3">
        <style:list-level-properties text:list-level-position-and-space-mode="label-alignment">
          <style:list-level-label-alignment text:label-followed-by="listtab" fo:text-indent="-0.635cm" fo:margin-left="0.635cm"/>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fo:text-indent="-0.635cm" fo:margin-left="2.406cm"/>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fo:text-indent="-0.318cm" fo:margin-left="3.676cm"/>
        </style:list-level-properties>
      </text:list-level-style-number>
      <text:list-level-style-number text:level="4" text:style-name="WW8Num12z3" style:num-suffix="." style:num-format="1">
        <style:list-level-properties text:list-level-position-and-space-mode="label-alignment">
          <style:list-level-label-alignment text:label-followed-by="listtab" fo:text-indent="-0.635cm" fo:margin-left="4.946cm"/>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fo:text-indent="-0.635cm" fo:margin-left="6.216cm"/>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fo:text-indent="-0.318cm" fo:margin-left="7.486cm"/>
        </style:list-level-properties>
      </text:list-level-style-number>
      <text:list-level-style-number text:level="7" text:style-name="WW8Num12z6" style:num-suffix="." style:num-format="1">
        <style:list-level-properties text:list-level-position-and-space-mode="label-alignment">
          <style:list-level-label-alignment text:label-followed-by="listtab" fo:text-indent="-0.635cm" fo:margin-left="8.756cm"/>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fo:text-indent="-0.635cm" fo:margin-left="10.026cm"/>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8Num13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8Num14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8Num15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fo:text-indent="-0.635cm" fo:margin-left="2.136cm"/>
        </style:list-level-properties>
        <style:text-properties style:font-name="Times New Roman"/>
      </text:list-level-style-bullet>
      <text:list-level-style-bullet text:level="2" text:style-name="WW8Num16z1" style:num-suffix="." text:bullet-char="o">
        <style:list-level-properties text:list-level-position-and-space-mode="label-alignment">
          <style:list-level-label-alignment text:label-followed-by="listtab" fo:text-indent="-0.635cm" fo:margin-left="3.406cm"/>
        </style:list-level-properties>
        <style:text-properties style:font-name="Courier New"/>
      </text:list-level-style-bullet>
      <text:list-level-style-bullet text:level="3" text:style-name="WW8Num16z2" style:num-suffix="." text:bullet-char="">
        <style:list-level-properties text:list-level-position-and-space-mode="label-alignment">
          <style:list-level-label-alignment text:label-followed-by="listtab" fo:text-indent="-0.635cm" fo:margin-left="4.676cm"/>
        </style:list-level-properties>
        <style:text-properties style:font-name="Wingdings"/>
      </text:list-level-style-bullet>
      <text:list-level-style-bullet text:level="4" text:style-name="WW8Num16z3" style:num-suffix="." text:bullet-char="">
        <style:list-level-properties text:list-level-position-and-space-mode="label-alignment">
          <style:list-level-label-alignment text:label-followed-by="listtab" fo:text-indent="-0.635cm" fo:margin-left="5.946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fo:text-indent="-0.635cm" fo:margin-left="7.216cm"/>
        </style:list-level-properties>
        <style:text-properties style:font-name="Courier New"/>
      </text:list-level-style-bullet>
      <text:list-level-style-bullet text:level="6" text:style-name="WW8Num16z2" style:num-suffix="." text:bullet-char="">
        <style:list-level-properties text:list-level-position-and-space-mode="label-alignment">
          <style:list-level-label-alignment text:label-followed-by="listtab" fo:text-indent="-0.635cm" fo:margin-left="8.486cm"/>
        </style:list-level-properties>
        <style:text-properties style:font-name="Wingdings"/>
      </text:list-level-style-bullet>
      <text:list-level-style-bullet text:level="7" text:style-name="WW8Num16z3" style:num-suffix="." text:bullet-char="">
        <style:list-level-properties text:list-level-position-and-space-mode="label-alignment">
          <style:list-level-label-alignment text:label-followed-by="listtab" fo:text-indent="-0.635cm" fo:margin-left="9.756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fo:text-indent="-0.635cm" fo:margin-left="11.026cm"/>
        </style:list-level-properties>
        <style:text-properties style:font-name="Courier New"/>
      </text:list-level-style-bullet>
      <text:list-level-style-bullet text:level="9" text:style-name="WW8Num16z2" style:num-suffix="." text:bullet-char="">
        <style:list-level-properties text:list-level-position-and-space-mode="label-alignment">
          <style:list-level-label-alignment text:label-followed-by="listtab" fo:text-indent="-0.635cm" fo:margin-left="12.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8Num17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2" text:style-name="WW8Num1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Times New Roman"/>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5" text:style-name="WW8Num18z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6"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8z7"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8Num19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9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9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9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8Num20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2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2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2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format="1">
        <style:list-level-properties text:list-level-position-and-space-mode="label-alignment">
          <style:list-level-label-alignment text:label-followed-by="listtab" fo:text-indent="-0.926cm" fo:margin-left="1.561cm"/>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1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1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8Num22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2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2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2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0.751cm" fo:margin-bottom="1.249cm" fo:margin-left="3cm" fo:margin-right="0.998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099cm" fo:margin-left="0cm" fo:margin-right="0cm" fo:margin-top="0cm" style:dynamic-spacing="true"/>
      </style:footer-style>
    </style:page-layout>
  </office:automatic-styles>
  <office:master-styles>
    <style:master-page style:name="Standard" style:page-layout-name="Mpm1">
      <style:footer>
        <text:p text:style-name="MP1"><text:page-number text:select-page="current">3</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dc:subject/>
    <meta:keyword/>
    <meta:initial-creator>1</meta:initial-creator>
    <meta:creation-date>2017-12-28T15:02:00</meta:creation-date>
    <dc:date>2019-03-22T09:40:27.789780006</dc:date>
    <meta:print-date>2019-03-22T09:30:10.933408803</meta:print-date>
    <meta:editing-cycles>184</meta:editing-cycles>
    <meta:editing-duration>P5DT12H11M1S</meta:editing-duration>
    <meta:generator>LibreOffice/6.1.5.2$Linux_X86_64 LibreOffice_project/90f8dcf33c87b3705e78202e3df5142b201bd805</meta:generator>
    <meta:document-statistic meta:table-count="0" meta:image-count="0" meta:object-count="0" meta:page-count="4" meta:paragraph-count="97" meta:word-count="1076" meta:character-count="7476" meta:non-whitespace-character-count="6357"/>
  </office:meta>
</office:document-meta>
</file>